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6.76mm"/>
    </style:style>
    <style:style style:name="co2" style:family="table-column">
      <style:table-column-properties fo:break-before="auto" style:column-width="112.8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12mm"/>
    </style:style>
    <style:style style:name="co5" style:family="table-column">
      <style:table-column-properties fo:break-before="auto" style:column-width="90.31mm"/>
    </style:style>
    <style:style style:name="co6" style:family="table-column">
      <style:table-column-properties fo:break-before="auto" style:column-width="9.03mm"/>
    </style:style>
    <style:style style:name="co7" style:family="table-column">
      <style:table-column-properties fo:break-before="auto" style:column-width="18.06mm"/>
    </style:style>
    <style:style style:name="co8" style:family="table-column">
      <style:table-column-properties fo:break-before="auto" style:column-width="27.09mm"/>
    </style:style>
    <style:style style:name="co9" style:family="table-column">
      <style:table-column-properties fo:break-before="auto" style:column-width="63.22mm"/>
    </style:style>
    <style:style style:name="co10" style:family="table-column">
      <style:table-column-properties fo:break-before="auto" style:column-width="13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AR PL SungtiL GB" style:font-name-complex="FreeSans"/>
    </style:style>
    <style:style style:name="ce8" style:family="table-cell" style:parent-style-name="Default">
      <style:table-cell-properties fo:background-color="#999999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13" style:family="table-cell" style:parent-style-name="Default" style:data-style-name="N120"/>
    <style:style style:name="ce21" style:family="table-cell" style:parent-style-name="Default" style:data-style-name="N120">
      <style:table-cell-properties fo:background-color="#999999"/>
    </style:style>
    <style:style style:name="ce14" style:family="table-cell" style:parent-style-name="Default" style:data-style-name="N120">
      <style:table-cell-properties fo:background-color="transparent"/>
    </style:style>
    <style:style style:name="ce15" style:family="table-cell" style:parent-style-name="Default" style:data-style-name="N120">
      <style:table-cell-properties fo:background-color="#ffff00"/>
    </style:style>
    <style:style style:name="ce16" style:family="table-cell" style:parent-style-name="Default">
      <style:text-properties style:font-name="Liberation Sans" style:font-name-asian="AR PL SungtiL GB" style:font-name-complex="FreeSans"/>
    </style:style>
    <style:style style:name="ce9" style:family="table-cell" style:parent-style-name="Default" style:data-style-name="N2"/>
    <style:style style:name="ce10" style:family="table-cell" style:parent-style-name="Default" style:data-style-name="N121"/>
    <style:style style:name="ce11" style:family="table-cell" style:parent-style-name="Default" style:data-style-name="N122"/>
    <style:style style:name="ce12" style:family="table-cell" style:parent-style-name="Default" style:data-style-name="N108"/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style:font-name-asian="AR PL SungtiL GB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Lin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pen-Collector with Relay</text:p>
          </table:table-cell>
          <table:table-cell office:value-type="string" calcext:value-type="string">
            <text:p><text:a xlink:href="https://www.elektronik-kompendium.de/sites/slt/1206121.htm" xlink:type="simple">https://www.elektronik-kompendium.de/sites/slt/1206121.htm</text:a></text:p>
          </table:table-cell>
        </table:table-row>
        <table:table-row table:style-name="ro1">
          <table:table-cell office:value-type="string" calcext:value-type="string">
            <text:p>Basisresitor</text:p>
          </table:table-cell>
          <table:table-cell office:value-type="string" calcext:value-type="string">
            <text:p><text:a xlink:href="https://www.mikrocontroller.net/articles/Basiswiderstand" xlink:type="simple">https://www.mikrocontroller.net/articles/Basiswiderstand</text:a></text:p>
          </table:table-cell>
        </table:table-row>
        <table:table-row table:style-name="ro1">
          <table:table-cell office:value-type="string" calcext:value-type="string">
            <text:p>Undervoltage protection</text:p>
          </table:table-cell>
          <table:table-cell office:value-type="string" calcext:value-type="string">
            <text:p><text:a xlink:href="http://www.atx-netzteil.de/unterspannungsabschaltung_mit_relais.html" xlink:type="simple">http://www.atx-netzteil.de/unterspannungsabschaltung_mit_relais.html</text:a></text:p>
          </table:table-cell>
        </table:table-row>
      </table:table>
      <table:table table:name="Component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3"/>
        <table:table-column table:style-name="co7" table:default-cell-style-name="Default"/>
        <table:table-column table:style-name="co3" table:number-columns-repeated="11" table:default-cell-style-name="Default"/>
        <table:table-row table:style-name="ro1">
          <table:table-cell/>
          <table:table-cell office:value-type="string" calcext:value-type="string">
            <text:p>4.5-9V → 12V DC-DC converter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7.31" calcext:value-type="currency">
            <text:p>7,31 €</text:p>
          </table:table-cell>
          <table:table-cell table:style-name="ce13" table:formula="of:=[.D1]*[.C1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s://www.mouser.de/ProductDetail/Delta-Electronics/PG02S0512A/?qs=sGAEpiMZZMvGsmoEFRKS8JjZftvakwHMEowF8rSowSuAmuBPD9I33g%3D%3D" xlink:type="simple">https://www.mouser.de/ProductDetail/Delta-Electronics/PG02S0512A/?qs=sGAEpiMZZMvGsmoEFRKS8JjZftvakwHMEowF8rSowSuAmuBPD9I33g%3d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4.75-36V → 3.3V DC-DC Convert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93" calcext:value-type="currency">
            <text:p>3,93 €</text:p>
          </table:table-cell>
          <table:table-cell table:style-name="ce13" table:formula="of:=[.D2]*[.C2]" office:value-type="currency" office:currency="EUR" office:value="3.93" calcext:value-type="currency">
            <text:p>3,93 €</text:p>
          </table:table-cell>
          <table:table-cell office:value-type="string" calcext:value-type="string">
            <text:p><text:a xlink:href="https://www.mouser.de/ProductDetail/CUI-Inc/VX7803-500/?qs=%2Fha2pyFaduhjvX8ANTZIfDtt3JopTJYvJs%2FVh%2FuDOhUxTC8uGF7FCw%3D%3D" xlink:type="simple">https://www.mouser.de/ProductDetail/CUI-Inc/VX7803-500/?qs=%2fha2pyFaduhjvX8ANTZIfDtt3JopTJYvJs%2fVh%2fuDOhUxTC8uGF7FCw%3d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ltage Supervisor DIP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493" calcext:value-type="currency">
            <text:p>0,49 €</text:p>
          </table:table-cell>
          <table:table-cell table:style-name="ce13" table:formula="of:=[.D3]*[.C3]" office:value-type="currency" office:currency="EUR" office:value="0" calcext:value-type="currency">
            <text:p>0,00 €</text:p>
          </table:table-cell>
          <table:table-cell table:style-name="ce16" office:value-type="string" calcext:value-type="string">
            <text:p><text:span text:style-name="T1"><text:a xlink:href="https://www.mouser.de/ProductDetail/Texas-Instruments/TL7705AIP/?qs=sGAEpiMZZMunEhqKs81nFKZDzChO2%252bzC82RnZOCOFOw%3D" xlink:type="simple">https://www.mouser.de/ProductDetail/Texas-Instruments/TL7705AIP/?qs=sGAEpiMZZMunEhqKs81nFKZDzChO2%252bzC82RnZOCOFOw%3d</text:a></text:span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ltage Supervisor SOIC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.646" calcext:value-type="currency">
            <text:p>0,65 €</text:p>
          </table:table-cell>
          <table:table-cell table:style-name="ce13" table:formula="of:=[.D4]*[.C4]" office:value-type="currency" office:currency="EUR" office:value="0" calcext:value-type="currency">
            <text:p>0,00 €</text:p>
          </table:table-cell>
          <table:table-cell office:value-type="string" calcext:value-type="string">
            <text:p><text:a xlink:href="https://www.mouser.de/ProductDetail/Texas-Instruments/TL7705AIDR/?qs=sGAEpiMZZMunEhqKs81nFI5YVENLYPBDj%2F3jkzDTg9I%3D" xlink:type="simple">https://www.mouser.de/ProductDetail/Texas-Instruments/TL7705AIDR/?qs=sGAEpiMZZMunEhqKs81nFI5YVENLYPBDj%2f3jkzDTg9I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ltage Supervisor New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78" calcext:value-type="currency">
            <text:p>0,58 €</text:p>
          </table:table-cell>
          <table:table-cell table:style-name="ce13" table:formula="of:=[.D5]*[.C5]" office:value-type="currency" office:currency="EUR" office:value="0.578" calcext:value-type="currency">
            <text:p>0,58 €</text:p>
          </table:table-cell>
          <table:table-cell office:value-type="string" calcext:value-type="string">
            <text:p><text:a xlink:href="https://www.mouser.de/ProductDetail/Ricoh-Electronics/R3111N561A-TR-FE/?qs=%2Fha2pyFaduhrZ1dC%252bhLf5NkZ%252bdSh9HnxDZnomzeVdA0%3D" xlink:type="simple">https://www.mouser.de/ProductDetail/Ricoh-Electronics/R3111N561A-TR-FE/?qs=%2fha2pyFaduhrZ1dC%252bhLf5NkZ%252bdSh9HnxDZnomzeVdA0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5x20 Fuse Hold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65" calcext:value-type="currency">
            <text:p>0,77 €</text:p>
          </table:table-cell>
          <table:table-cell table:style-name="ce13" table:formula="of:=[.D6]*[.C6]" office:value-type="currency" office:currency="EUR" office:value="0.765" calcext:value-type="currency">
            <text:p>0,77 €</text:p>
          </table:table-cell>
          <table:table-cell office:value-type="string" calcext:value-type="string">
            <text:p><text:a xlink:href="https://www.mouser.de/ProductDetail/Littelfuse/65600001409/?qs=sGAEpiMZZMtRmoYvq3OwzPmB3P758op4yk89jVSUjHU%3D" xlink:type="simple">https://www.mouser.de/ProductDetail/Littelfuse/65600001409/?qs=sGAEpiMZZMtRmoYvq3OwzPmB3P758op4yk89jVSUjHU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witching rela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34" calcext:value-type="currency">
            <text:p>4,34 €</text:p>
          </table:table-cell>
          <table:table-cell table:style-name="ce13" table:formula="of:=[.D7]*[.C7]" office:value-type="currency" office:currency="EUR" office:value="4.34" calcext:value-type="currency">
            <text:p>4,34 €</text:p>
          </table:table-cell>
          <table:table-cell office:value-type="string" calcext:value-type="string">
            <text:p><text:a xlink:href="https://www.mouser.de/ProductDetail/Panasonic-Industrial-Devices/ADW1103HLW/?qs=sGAEpiMZZMtSzCF3XBhmW2w01ZqnWsnJseIYUMLg0CI%3D" xlink:type="simple">https://www.mouser.de/ProductDetail/Panasonic-Industrial-Devices/ADW1103HLW/?qs=sGAEpiMZZMtSzCF3XBhmW2w01ZqnWsnJseIYUMLg0CI%3d</text:a>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 table:number-columns-spanned="1" table:number-rows-spanned="3">
            <text:p>Undervoltage</text:p>
            <text:p> Protection </text:p>
          </table:table-cell>
          <table:table-cell office:value-type="string" calcext:value-type="string">
            <text:p>relay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04" calcext:value-type="currency">
            <text:p>3,04 €</text:p>
          </table:table-cell>
          <table:table-cell table:style-name="ce13" table:formula="of:=[.D8]*[.C8]" office:value-type="currency" office:currency="EUR" office:value="3.04" calcext:value-type="currency">
            <text:p>3,04 €</text:p>
          </table:table-cell>
          <table:table-cell office:value-type="string" calcext:value-type="string">
            <text:p><text:a xlink:href="https://www.mouser.de/ProductDetail/Omron/G5RL-U1-E-DC5/?qs=%2Fha2pyFaduh9SKX8jptYErPPbkJ%252basMhdkR9ankXYRsMgwFjHWZJPw%3D%3D" xlink:type="simple">https://www.mouser.de/ProductDetail/Omron/G5RL-U1-E-DC5/?qs=%2fha2pyFaduh9SKX8jptYErPPbkJ%252basMhdkR9ankXYRsMgwFjHWZJPw%3d%3d</text:a>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NPN Transis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36" calcext:value-type="currency">
            <text:p>0,14 €</text:p>
          </table:table-cell>
          <table:table-cell table:style-name="ce13" table:formula="of:=[.D9]*[.C9]" office:value-type="currency" office:currency="EUR" office:value="0.544" calcext:value-type="currency">
            <text:p>0,54 €</text:p>
          </table:table-cell>
          <table:table-cell office:value-type="string" calcext:value-type="string">
            <text:p><text:a xlink:href="https://www.mouser.de/ProductDetail/ON-Semiconductor/MSD602-RT1G/?qs=sGAEpiMZZMshyDBzk1%2FWi7XVVUd4Z%2FslCJp8Yr%252bdX1g%3D" xlink:type="simple">https://www.mouser.de/ProductDetail/ON-Semiconductor/MSD602-RT1G/?qs=sGAEpiMZZMshyDBzk1%2fWi7XVVUd4Z%2fslCJp8Yr%252bdX1g%3d</text:a></text:p>
          </table:table-cell>
          <table:table-cell table:number-columns-repeated="10"/>
        </table:table-row>
        <table:table-row table:style-name="ro1">
          <table:covered-table-cell/>
          <table:table-cell office:value-type="string" calcext:value-type="string">
            <text:p>PNP Transis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366" calcext:value-type="currency">
            <text:p>0,37 €</text:p>
          </table:table-cell>
          <table:table-cell table:style-name="ce13" table:formula="of:=[.D10]*[.C10]" office:value-type="currency" office:currency="EUR" office:value="0.366" calcext:value-type="currency">
            <text:p>0,37 €</text:p>
          </table:table-cell>
          <table:table-cell office:value-type="string" calcext:value-type="string">
            <text:p><text:a xlink:href="https://www.mouser.de/ProductDetail/NXP-Semiconductors/PBSS5350THR/?qs=sGAEpiMZZMshyDBzk1%2FWi0MKeUdJDRlzr8b7hxa%2FnBsSEMjJJD%252b%2Fug%3D%3D" xlink:type="simple">https://www.mouser.de/ProductDetail/NXP-Semiconductors/PBSS5350THR/?qs=sGAEpiMZZMshyDBzk1%2fWi0MKeUdJDRlzr8b7hxa%2fnBsSEMjJJD%252b%2fug%3d%3d</text:a></text:p>
          </table:table-cell>
          <table:table-cell table:number-columns-repeated="10"/>
        </table:table-row>
        <table:table-row table:style-name="ro1">
          <table:table-cell/>
          <table:table-cell table:style-name="ce8" table:number-columns-repeated="2"/>
          <table:table-cell table:style-name="ce21" table:number-columns-repeated="2"/>
          <table:table-cell table:style-name="ce8" table:number-columns-repeated="11"/>
        </table:table-row>
        <table:table-row table:style-name="ro1">
          <table:table-cell table:number-columns-repeated="4"/>
          <table:table-cell table:style-name="ce13" table:formula="of:=SUM([.E1:.E11])" office:value-type="currency" office:currency="EUR" office:value="13.563" calcext:value-type="currency">
            <text:p>13,56 €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5" office:value-type="string" calcext:value-type="string">
            <text:p>Switching relay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2 Coil latching, 1 Switch, 277VAC 16A, 3VDC 133.3mA 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<text:a xlink:href="https://www.mouser.de/ProductDetail/Panasonic-Industrial-Devices/ADW1203HLW/?qs=sGAEpiMZZMtSzCF3XBhmW2w01ZqnWsnJLpB9QCenRLM%3D" xlink:type="simple">https://www.mouser.de/ProductDetail/Panasonic-Industrial-Devices/ADW1203HLW/?qs=sGAEpiMZZMtSzCF3XBhmW2w01ZqnWsnJLpB9QCenRLM%3d</text:a>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2 Coil latching, 1 Switch, 380 VAC 5A, 3VDC 56mA</text:p>
          </table:table-cell>
          <table:table-cell table:style-name="ce4"/>
          <table:table-cell table:style-name="ce14" office:value-type="currency" office:currency="EUR" office:value="5.87" calcext:value-type="currency">
            <text:p>5,87 €</text:p>
          </table:table-cell>
          <table:table-cell/>
          <table:table-cell office:value-type="string" calcext:value-type="string">
            <text:p><text:a xlink:href="https://www.mouser.de/ProductDetail/Omron-Electronics/G6BK-1114P-US-DC3/?qs=sGAEpiMZZMtSzCF3XBhmW7nRSRDOvRrSXhvV3eE6LCE%3D" xlink:type="simple">https://www.mouser.de/ProductDetail/Omron-Electronics/G6BK-1114P-US-DC3/?qs=sGAEpiMZZMtSzCF3XBhmW7nRSRDOvRrSXhvV3eE6LCE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 Coil latching, 2 Switch, 250 VAC 5A, 3VDC 100mA </text:p>
          </table:table-cell>
          <table:table-cell/>
          <table:table-cell office:value-type="currency" office:currency="EUR" office:value="7.82" calcext:value-type="currency">
            <text:p>7,82 €</text:p>
          </table:table-cell>
          <table:table-cell/>
          <table:table-cell office:value-type="string" calcext:value-type="string">
            <text:p><text:a xlink:href="https://www.mouser.de/ProductDetail/Panasonic-Industrial-Devices/DSP2a-L2-DC3V/?qs=sGAEpiMZZMtSzCF3XBhmW7Mf2%252b5VGBAXiaA0fv9Jek0%3D" xlink:type="simple">https://www.mouser.de/ProductDetail/Panasonic-Industrial-Devices/DSP2a-L2-DC3V/?qs=sGAEpiMZZMtSzCF3XBhmW7Mf2%252b5VGBAXiaA0fv9Jek0%3d</text:a>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1 Coil Latching, 1 Switch, 250 VAC 16A, 3VDC 200mA</text:p>
          </table:table-cell>
          <table:table-cell/>
          <table:table-cell office:value-type="currency" office:currency="EUR" office:value="3.02" calcext:value-type="currency">
            <text:p>3,02 €</text:p>
          </table:table-cell>
          <table:table-cell/>
          <table:table-cell office:value-type="string" calcext:value-type="string">
            <text:p><text:a xlink:href="https://www.mouser.de/ProductDetail/Omron-Electronics/G5RL-U1A-E-DC3/?qs=sGAEpiMZZMtSzCF3XBhmW%252bSX0o1jFWW8Y4WydSx8axM%3D" xlink:type="simple">https://www.mouser.de/ProductDetail/Omron-Electronics/G5RL-U1A-E-DC3/?qs=sGAEpiMZZMtSzCF3XBhmW%252bSX0o1jFWW8Y4WydSx8axM%3d</text:a>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1 Coil Latching, 1 Switch, 277VAC 16A, 3VDC 66.7mA</text:p>
          </table:table-cell>
          <table:table-cell table:style-name="ce7"/>
          <table:table-cell table:style-name="ce15" office:value-type="currency" office:currency="EUR" office:value="4.34" calcext:value-type="currency">
            <text:p>4,34 €</text:p>
          </table:table-cell>
          <table:table-cell/>
          <table:table-cell office:value-type="string" calcext:value-type="string">
            <text:p><text:a xlink:href="https://www.mouser.de/ProductDetail/Panasonic-Industrial-Devices/ADW1103HLW/?qs=sGAEpiMZZMtSzCF3XBhmW2w01ZqnWsnJseIYUMLg0CI%3D" xlink:type="simple">https://www.mouser.de/ProductDetail/Panasonic-Industrial-Devices/ADW1103HLW/?qs=sGAEpiMZZMtSzCF3XBhmW2w01ZqnWsnJseIYUMLg0CI%3d</text:a></text:p>
          </table:table-cell>
          <table:table-cell table:number-columns-repeated="10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Undervoltage Protection</text:p>
          </table:table-cell>
          <table:table-cell table:number-columns-repeated="14"/>
        </table:table-row>
        <table:table-row table:style-name="ro1">
          <table:table-cell/>
          <table:table-cell table:style-name="ce4" office:value-type="string" calcext:value-type="string">
            <text:p>1 Coil Latching, 1 Switch, 250 VAC 16A, 5VDC 120mA</text:p>
          </table:table-cell>
          <table:table-cell table:style-name="ce4"/>
          <table:table-cell table:style-name="ce14" office:value-type="currency" office:currency="EUR" office:value="3.02" calcext:value-type="currency">
            <text:p>3,02 €</text:p>
          </table:table-cell>
          <table:table-cell/>
          <table:table-cell office:value-type="string" calcext:value-type="string">
            <text:p><text:a xlink:href="https://www.mouser.de/ProductDetail/Omron-Electronics/G5RL-U1A-E-DC5/?qs=sGAEpiMZZMtSzCF3XBhmW%252bSX0o1jFWW8gC2xp39dmpw%3D" xlink:type="simple">https://www.mouser.de/ProductDetail/Omron-Electronics/G5RL-U1A-E-DC5/?qs=sGAEpiMZZMtSzCF3XBhmW%252bSX0o1jFWW8gC2xp39dmpw%3d</text:a></text:p>
          </table:table-cell>
          <table:table-cell table:number-columns-repeated="10"/>
        </table:table-row>
        <table:table-row table:style-name="ro1">
          <table:table-cell/>
          <table:table-cell table:style-name="ce7" office:value-type="string" calcext:value-type="string">
            <text:p>1 Coil Latching, 1 Changer, 250 VAC 16A, 5VDC 120mA</text:p>
          </table:table-cell>
          <table:table-cell table:style-name="ce7"/>
          <table:table-cell table:style-name="ce15" office:value-type="currency" office:currency="EUR" office:value="3.04" calcext:value-type="currency">
            <text:p>3,04 €</text:p>
          </table:table-cell>
          <table:table-cell/>
          <table:table-cell office:value-type="string" calcext:value-type="string">
            <text:p><text:a xlink:href="https://www.mouser.de/ProductDetail/Omron/G5RL-U1-E-DC5/?qs=%2Fha2pyFaduh9SKX8jptYErPPbkJ%252basMhdkR9ankXYRsMgwFjHWZJPw%3D%3D" xlink:type="simple">https://www.mouser.de/ProductDetail/Omron/G5RL-U1-E-DC5/?qs=%2fha2pyFaduh9SKX8jptYErPPbkJ%252basMhdkR9ankXYRsMgwFjHWZJPw%3d%3d</text:a>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1 Coil Latching, 1 Switch, 277VAC 16A, 5VDC 40mA</text:p>
          </table:table-cell>
          <table:table-cell table:style-name="ce4"/>
          <table:table-cell table:style-name="ce14" office:value-type="currency" office:currency="EUR" office:value="4.34" calcext:value-type="currency">
            <text:p>4,34 €</text:p>
          </table:table-cell>
          <table:table-cell/>
          <table:table-cell office:value-type="string" calcext:value-type="string">
            <text:p><text:a xlink:href="https://www.mouser.de/ProductDetail/Panasonic-Industrial-Devices/ADW1105HLW/?qs=sGAEpiMZZMtSzCF3XBhmW2w01ZqnWsnJsnbkLkqFuZY%3D" xlink:type="simple">https://www.mouser.de/ProductDetail/Panasonic-Industrial-Devices/ADW1105HLW/?qs=sGAEpiMZZMtSzCF3XBhmW2w01ZqnWsnJsnbkLkqFuZY%3d</text:a></text:p>
          </table:table-cell>
          <table:table-cell table:number-columns-repeated="10"/>
        </table:table-row>
        <table:table-row table:style-name="ro1">
          <table:table-cell/>
          <table:table-cell table:style-name="ce4" table:number-columns-repeated="2"/>
          <table:table-cell table:style-name="ce14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>
            <text:p>2 Coil Latching, 1 Switch, 250VAC 16A, 5VDC 150mA</text:p>
          </table:table-cell>
          <table:table-cell table:style-name="ce4"/>
          <table:table-cell table:style-name="ce14" office:value-type="currency" office:currency="EUR" office:value="3.32" calcext:value-type="currency">
            <text:p>3,32 €</text:p>
          </table:table-cell>
          <table:table-cell/>
          <table:table-cell office:value-type="string" calcext:value-type="string">
            <text:p><text:a xlink:href="https://www.mouser.de/ProductDetail/Omron-Electronics/G5RL-K1A-E-DC5/?qs=sGAEpiMZZMtSzCF3XBhmW%252bSX0o1jFWW85lxohyNLiQ4%3D" xlink:type="simple">https://www.mouser.de/ProductDetail/Omron-Electronics/G5RL-K1A-E-DC5/?qs=sGAEpiMZZMtSzCF3XBhmW%252bSX0o1jFWW85lxohyNLiQ4%3d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 Coil Latching, 1 Switch, 277VAC 16A, 5VDC 80mA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<text:a xlink:href="https://www.mouser.de/ProductDetail/Panasonic-Industrial-Devices/ADW1205HLW/?qs=sGAEpiMZZMtSzCF3XBhmW2w01ZqnWsnJNQawQzXt%2FT4%3D" xlink:type="simple">https://www.mouser.de/ProductDetail/Panasonic-Industrial-Devices/ADW1205HLW/?qs=sGAEpiMZZMtSzCF3XBhmW2w01ZqnWsnJNQawQzXt%2fT4%3d</text:a></text:p>
          </table:table-cell>
          <table:table-cell table:number-columns-repeated="10"/>
        </table:table-row>
        <table:table-row table:style-name="ro1" table:number-rows-repeated="104854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DC-DC Converter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7" table:number-columns-repeated="8" table:default-cell-style-name="ce9"/>
        <table:table-column table:style-name="co7" table:number-columns-repeated="2" table:default-cell-style-name="Default"/>
        <table:table-row table:style-name="ro1">
          <table:table-cell/>
          <table:table-cell office:value-type="string" calcext:value-type="string">
            <text:p>Input</text:p>
          </table:table-cell>
          <table:table-cell office:value-type="string" calcext:value-type="string">
            <text:p>max Output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X7803-1000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0" table:formula="of:=[.D$1]/[.$C2]" office:value-type="percentage" office:value="0.01" calcext:value-type="percentage">
            <text:p>1%</text:p>
          </table:table-cell>
          <table:table-cell table:style-name="ce10" table:formula="of:=[.E$1]/[.$C2]" office:value-type="percentage" office:value="0.02" calcext:value-type="percentage">
            <text:p>2%</text:p>
          </table:table-cell>
          <table:table-cell table:style-name="ce10" table:formula="of:=[.F$1]/[.$C2]" office:value-type="percentage" office:value="0.05" calcext:value-type="percentage">
            <text:p>5%</text:p>
          </table:table-cell>
          <table:table-cell table:style-name="ce10" table:formula="of:=[.G$1]/[.$C2]" office:value-type="percentage" office:value="0.1" calcext:value-type="percentage">
            <text:p>10%</text:p>
          </table:table-cell>
          <table:table-cell table:style-name="ce10" table:formula="of:=[.H$1]/[.$C2]" office:value-type="percentage" office:value="0.15" calcext:value-type="percentage">
            <text:p>15%</text:p>
          </table:table-cell>
          <table:table-cell table:style-name="ce10" table:formula="of:=[.I$1]/[.$C2]" office:value-type="percentage" office:value="0.2" calcext:value-type="percentage">
            <text:p>20%</text:p>
          </table:table-cell>
          <table:table-cell table:style-name="ce10" table:formula="of:=[.J$1]/[.$C2]" office:value-type="percentage" office:value="0.25" calcext:value-type="percentage">
            <text:p>25%</text:p>
          </table:table-cell>
          <table:table-cell table:style-name="ce10" table:formula="of:=[.K$1]/[.$C2]" office:value-type="percentage" office:value="0.5" calcext:value-type="percentage">
            <text:p>50%</text:p>
          </table:table-cell>
          <table:table-cell table:style-name="ce10" table:formula="of:=[.L$1]/[.$C2]" office:value-type="percentage" office:value="0.75" calcext:value-type="percentage">
            <text:p>75%</text:p>
          </table:table-cell>
          <table:table-cell table:style-name="ce10" table:formula="of:=[.M$1]/[.$C2]" office:value-type="percentage" office:value="1" calcext:value-type="percentage">
            <text:p>100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84.2/87.5" office:value-type="float" office:value="0.962285714285714" calcext:value-type="float">
            <text:p>0,962285714285714</text:p>
          </table:table-cell>
          <table:table-cell table:number-columns-repeated="3" table:style-name="ce11" office:value-type="percentage" office:value="0.75" calcext:value-type="percentage">
            <text:p>75,00%</text:p>
          </table:table-cell>
          <table:table-cell table:style-name="ce11" office:value-type="percentage" office:value="0.765" calcext:value-type="percentage">
            <text:p>76,50%</text:p>
          </table:table-cell>
          <table:table-cell table:style-name="ce11" office:value-type="percentage" office:value="0.79" calcext:value-type="percentage">
            <text:p>79,00%</text:p>
          </table:table-cell>
          <table:table-cell table:number-columns-repeated="2" table:style-name="ce11" office:value-type="percentage" office:value="0.81" calcext:value-type="percentage">
            <text:p>81,00%</text:p>
          </table:table-cell>
          <table:table-cell table:style-name="ce11" office:value-type="percentage" office:value="0.83" calcext:value-type="percentage">
            <text:p>83,00%</text:p>
          </table:table-cell>
          <table:table-cell table:style-name="ce11" office:value-type="percentage" office:value="0.845" calcext:value-type="percentage">
            <text:p>84,50%</text:p>
          </table:table-cell>
          <table:table-cell table:style-name="ce11" office:value-type="percentage" office:value="0.842" calcext:value-type="percentage">
            <text:p>84,20%</text:p>
          </table:table-cell>
        </table:table-row>
        <table:table-row table:style-name="ro1">
          <table:table-cell table:number-columns-repeated="3"/>
          <table:table-cell table:style-name="ce11" table:formula="of:=[.D3]/[.$C3]" office:value-type="percentage" office:value="0.779394299287411" calcext:value-type="percentage">
            <text:p>77,94%</text:p>
          </table:table-cell>
          <table:table-cell table:style-name="ce11" table:formula="of:=[.E3]/[.$C3]" office:value-type="percentage" office:value="0.779394299287411" calcext:value-type="percentage">
            <text:p>77,94%</text:p>
          </table:table-cell>
          <table:table-cell table:style-name="ce11" table:formula="of:=[.F3]/[.$C3]" office:value-type="percentage" office:value="0.779394299287411" calcext:value-type="percentage">
            <text:p>77,94%</text:p>
          </table:table-cell>
          <table:table-cell table:style-name="ce11" table:formula="of:=[.G3]/[.$C3]" office:value-type="percentage" office:value="0.794982185273159" calcext:value-type="percentage">
            <text:p>79,50%</text:p>
          </table:table-cell>
          <table:table-cell table:style-name="ce11" table:formula="of:=[.H3]/[.$C3]" office:value-type="percentage" office:value="0.820961995249406" calcext:value-type="percentage">
            <text:p>82,10%</text:p>
          </table:table-cell>
          <table:table-cell table:style-name="ce11" table:formula="of:=[.I3]/[.$C3]" office:value-type="percentage" office:value="0.841745843230404" calcext:value-type="percentage">
            <text:p>84,17%</text:p>
          </table:table-cell>
          <table:table-cell table:style-name="ce11" table:formula="of:=[.J3]/[.$C3]" office:value-type="percentage" office:value="0.841745843230404" calcext:value-type="percentage">
            <text:p>84,17%</text:p>
          </table:table-cell>
          <table:table-cell table:style-name="ce11" table:formula="of:=[.K3]/[.$C3]" office:value-type="percentage" office:value="0.862529691211401" calcext:value-type="percentage">
            <text:p>86,25%</text:p>
          </table:table-cell>
          <table:table-cell table:style-name="ce11" table:formula="of:=[.L3]/[.$C3]" office:value-type="percentage" office:value="0.87811757719715" calcext:value-type="percentage">
            <text:p>87,81%</text:p>
          </table:table-cell>
          <table:table-cell table:style-name="ce11" table:formula="of:=[.M3]/[.$C3]" office:value-type="percentage" office:value="0.875" calcext:value-type="percentage">
            <text:p>87,50%</text:p>
          </table:table-cell>
        </table:table-row>
        <table:table-row table:style-name="ro1">
          <table:table-cell table:number-columns-repeated="3"/>
          <table:table-cell table:formula="of:=[.D$1]/[.D4]-[.D$1]" office:value-type="float" office:value="2.83047619047619" calcext:value-type="float">
            <text:p>2,83</text:p>
          </table:table-cell>
          <table:table-cell table:formula="of:=[.E$1]/[.E4]-[.E$1]" office:value-type="float" office:value="5.66095238095238" calcext:value-type="float">
            <text:p>5,66</text:p>
          </table:table-cell>
          <table:table-cell table:formula="of:=[.F$1]/[.F4]-[.F$1]" office:value-type="float" office:value="14.152380952381" calcext:value-type="float">
            <text:p>14,15</text:p>
          </table:table-cell>
          <table:table-cell table:formula="of:=[.G$1]/[.G4]-[.G$1]" office:value-type="float" office:value="25.7889822595705" calcext:value-type="float">
            <text:p>25,79</text:p>
          </table:table-cell>
          <table:table-cell table:formula="of:=[.H$1]/[.H4]-[.H$1]" office:value-type="float" office:value="32.7124773960217" calcext:value-type="float">
            <text:p>32,71</text:p>
          </table:table-cell>
          <table:table-cell table:formula="of:=[.I$1]/[.I4]-[.I$1]" office:value-type="float" office:value="37.6014109347443" calcext:value-type="float">
            <text:p>37,60</text:p>
          </table:table-cell>
          <table:table-cell table:formula="of:=[.J$1]/[.J4]-[.J$1]" office:value-type="float" office:value="47.0017636684303" calcext:value-type="float">
            <text:p>47,00</text:p>
          </table:table-cell>
          <table:table-cell table:formula="of:=[.K$1]/[.K4]-[.K$1]" office:value-type="float" office:value="79.6901893287435" calcext:value-type="float">
            <text:p>79,69</text:p>
          </table:table-cell>
          <table:table-cell table:style-name="ce9" table:formula="of:=[.L$1]/[.L4]-[.L$1]" office:value-type="float" office:value="104.099746407439" calcext:value-type="float">
            <text:p>104,10</text:p>
          </table:table-cell>
          <table:table-cell table:style-name="ce9" table:formula="of:=[.M$1]/[.M4]-[.M$1]" office:value-type="float" office:value="142.857142857143" calcext:value-type="float">
            <text:p>142,86</text:p>
          </table:table-cell>
        </table:table-row>
        <table:table-row table:style-name="ro1">
          <table:table-cell table:number-columns-repeated="11"/>
          <table:table-cell table:style-name="ce9" table:number-columns-repeated="2"/>
        </table:table-row>
        <table:table-row table:style-name="ro1">
          <table:table-cell office:value-type="string" calcext:value-type="string">
            <text:p>VX7803-500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0" table:formula="of:=[.D$1]/[.$C7]" office:value-type="percentage" office:value="0.02" calcext:value-type="percentage">
            <text:p>2%</text:p>
          </table:table-cell>
          <table:table-cell table:style-name="ce10" table:formula="of:=[.E$1]/[.$C7]" office:value-type="percentage" office:value="0.04" calcext:value-type="percentage">
            <text:p>4%</text:p>
          </table:table-cell>
          <table:table-cell table:style-name="ce10" table:formula="of:=[.F$1]/[.$C7]" office:value-type="percentage" office:value="0.1" calcext:value-type="percentage">
            <text:p>10%</text:p>
          </table:table-cell>
          <table:table-cell table:style-name="ce10" table:formula="of:=[.G$1]/[.$C7]" office:value-type="percentage" office:value="0.2" calcext:value-type="percentage">
            <text:p>20%</text:p>
          </table:table-cell>
          <table:table-cell table:style-name="ce10" table:formula="of:=[.H$1]/[.$C7]" office:value-type="percentage" office:value="0.3" calcext:value-type="percentage">
            <text:p>30%</text:p>
          </table:table-cell>
          <table:table-cell table:style-name="ce10" table:formula="of:=[.I$1]/[.$C7]" office:value-type="percentage" office:value="0.4" calcext:value-type="percentage">
            <text:p>40%</text:p>
          </table:table-cell>
          <table:table-cell table:style-name="ce10" table:formula="of:=[.J$1]/[.$C7]" office:value-type="percentage" office:value="0.5" calcext:value-type="percentage">
            <text:p>50%</text:p>
          </table:table-cell>
          <table:table-cell table:style-name="ce10" table:formula="of:=[.K$1]/[.$C7]" office:value-type="percentage" office:value="1" calcext:value-type="percentage">
            <text:p>100%</text:p>
          </table:table-cell>
          <table:table-cell table:style-name="ce10" table:number-columns-repeated="2"/>
        </table:table-row>
        <table:table-row table:style-name="ro1">
          <table:table-cell table:number-columns-repeated="3"/>
          <table:table-cell table:number-columns-repeated="4" table:style-name="ce10" office:value-type="percentage" office:value="0.77" calcext:value-type="percentage">
            <text:p>77%</text:p>
          </table:table-cell>
          <table:table-cell table:style-name="ce10" office:value-type="percentage" office:value="0.78" calcext:value-type="percentage">
            <text:p>78%</text:p>
          </table:table-cell>
          <table:table-cell table:style-name="ce12" office:value-type="percentage" office:value="0.825" calcext:value-type="percentage">
            <text:p>82,5%</text:p>
          </table:table-cell>
          <table:table-cell table:style-name="ce12" office:value-type="percentage" office:value="0.83" calcext:value-type="percentage">
            <text:p>83,0%</text:p>
          </table:table-cell>
          <table:table-cell table:style-name="ce12" office:value-type="percentage" office:value="0.835" calcext:value-type="percentage">
            <text:p>83,5%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83.3/85.3" office:value-type="float" office:value="0.976553341148886" calcext:value-type="float">
            <text:p>0,976553341148886</text:p>
          </table:table-cell>
          <table:table-cell table:style-name="ce11" table:formula="of:=[.D$8]/[.$C9]" office:value-type="percentage" office:value="0.788487394957983" calcext:value-type="percentage">
            <text:p>78,85%</text:p>
          </table:table-cell>
          <table:table-cell table:style-name="ce11" table:formula="of:=[.E$8]/[.$C9]" office:value-type="percentage" office:value="0.788487394957983" calcext:value-type="percentage">
            <text:p>78,85%</text:p>
          </table:table-cell>
          <table:table-cell table:style-name="ce11" table:formula="of:=[.F$8]/[.$C9]" office:value-type="percentage" office:value="0.788487394957983" calcext:value-type="percentage">
            <text:p>78,85%</text:p>
          </table:table-cell>
          <table:table-cell table:style-name="ce11" table:formula="of:=[.G$8]/[.$C9]" office:value-type="percentage" office:value="0.788487394957983" calcext:value-type="percentage">
            <text:p>78,85%</text:p>
          </table:table-cell>
          <table:table-cell table:style-name="ce11" table:formula="of:=[.H$8]/[.$C9]" office:value-type="percentage" office:value="0.798727490996399" calcext:value-type="percentage">
            <text:p>79,87%</text:p>
          </table:table-cell>
          <table:table-cell table:style-name="ce11" table:formula="of:=[.I$8]/[.$C9]" office:value-type="percentage" office:value="0.844807923169268" calcext:value-type="percentage">
            <text:p>84,48%</text:p>
          </table:table-cell>
          <table:table-cell table:style-name="ce11" table:formula="of:=[.J$8]/[.$C9]" office:value-type="percentage" office:value="0.849927971188476" calcext:value-type="percentage">
            <text:p>84,99%</text:p>
          </table:table-cell>
          <table:table-cell table:style-name="ce11" table:formula="of:=[.K$8]/[.$C9]" office:value-type="percentage" office:value="0.855048019207683" calcext:value-type="percentage">
            <text:p>85,50%</text:p>
          </table:table-cell>
          <table:table-cell table:style-name="ce11" table:number-columns-repeated="2"/>
        </table:table-row>
        <table:table-row table:style-name="ro1">
          <table:table-cell table:number-columns-repeated="3"/>
          <table:table-cell table:formula="of:=[.D$1]/[.D9]-[.D$1]" office:value-type="float" office:value="2.68251092401151" calcext:value-type="float">
            <text:p>2,68</text:p>
          </table:table-cell>
          <table:table-cell table:formula="of:=[.E$1]/[.E9]-[.E$1]" office:value-type="float" office:value="5.36502184802302" calcext:value-type="float">
            <text:p>5,37</text:p>
          </table:table-cell>
          <table:table-cell table:formula="of:=[.F$1]/[.F9]-[.F$1]" office:value-type="float" office:value="13.4125546200575" calcext:value-type="float">
            <text:p>13,41</text:p>
          </table:table-cell>
          <table:table-cell table:formula="of:=[.G$1]/[.G9]-[.G$1]" office:value-type="float" office:value="26.8251092401151" calcext:value-type="float">
            <text:p>26,83</text:p>
          </table:table-cell>
          <table:table-cell table:formula="of:=[.H$1]/[.H9]-[.H$1]" office:value-type="float" office:value="37.7987194517089" calcext:value-type="float">
            <text:p>37,80</text:p>
          </table:table-cell>
          <table:table-cell table:formula="of:=[.I$1]/[.I9]-[.I$1]" office:value-type="float" office:value="36.7402039148815" calcext:value-type="float">
            <text:p>36,74</text:p>
          </table:table-cell>
          <table:table-cell table:formula="of:=[.J$1]/[.J9]-[.J$1]" office:value-type="float" office:value="44.1425726352067" calcext:value-type="float">
            <text:p>44,14</text:p>
          </table:table-cell>
          <table:table-cell table:formula="of:=[.K$1]/[.K9]-[.K$1]" office:value-type="float" office:value="84.7624797298721" calcext:value-type="float">
            <text:p>84,76</text:p>
          </table:table-cell>
          <table:table-cell table:style-name="ce9" table:number-columns-repeated="2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3.3/87" office:value-type="float" office:value="0.957471264367816" calcext:value-type="float">
            <text:p>0,957471264367816</text:p>
          </table:table-cell>
          <table:table-cell table:style-name="ce11" table:formula="of:=[.D$8]/[.$C12]" office:value-type="percentage" office:value="0.804201680672269" calcext:value-type="percentage">
            <text:p>80,42%</text:p>
          </table:table-cell>
          <table:table-cell table:style-name="ce11" table:formula="of:=[.E$8]/[.$C12]" office:value-type="percentage" office:value="0.804201680672269" calcext:value-type="percentage">
            <text:p>80,42%</text:p>
          </table:table-cell>
          <table:table-cell table:style-name="ce11" table:formula="of:=[.F$8]/[.$C12]" office:value-type="percentage" office:value="0.804201680672269" calcext:value-type="percentage">
            <text:p>80,42%</text:p>
          </table:table-cell>
          <table:table-cell table:style-name="ce11" table:formula="of:=[.G$8]/[.$C12]" office:value-type="percentage" office:value="0.804201680672269" calcext:value-type="percentage">
            <text:p>80,42%</text:p>
          </table:table-cell>
          <table:table-cell table:style-name="ce11" table:formula="of:=[.H$8]/[.$C12]" office:value-type="percentage" office:value="0.814645858343337" calcext:value-type="percentage">
            <text:p>81,46%</text:p>
          </table:table-cell>
          <table:table-cell table:style-name="ce11" table:formula="of:=[.I$8]/[.$C12]" office:value-type="percentage" office:value="0.861644657863145" calcext:value-type="percentage">
            <text:p>86,16%</text:p>
          </table:table-cell>
          <table:table-cell table:style-name="ce11" table:formula="of:=[.J$8]/[.$C12]" office:value-type="percentage" office:value="0.86686674669868" calcext:value-type="percentage">
            <text:p>86,69%</text:p>
          </table:table-cell>
          <table:table-cell table:style-name="ce11" table:formula="of:=[.K$8]/[.$C12]" office:value-type="percentage" office:value="0.872088835534214" calcext:value-type="percentage">
            <text:p>87,21%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$1]/[.D12]-[.D$1]" office:value-type="float" office:value="2.43469174503657" calcext:value-type="float">
            <text:p>2,43</text:p>
          </table:table-cell>
          <table:table-cell table:formula="of:=[.E$1]/[.E12]-[.E$1]" office:value-type="float" office:value="4.86938349007314" calcext:value-type="float">
            <text:p>4,87</text:p>
          </table:table-cell>
          <table:table-cell table:formula="of:=[.F$1]/[.F12]-[.F$1]" office:value-type="float" office:value="12.1734587251829" calcext:value-type="float">
            <text:p>12,17</text:p>
          </table:table-cell>
          <table:table-cell table:formula="of:=[.G$1]/[.G12]-[.G$1]" office:value-type="float" office:value="24.3469174503657" calcext:value-type="float">
            <text:p>24,35</text:p>
          </table:table-cell>
          <table:table-cell table:formula="of:=[.H$1]/[.H12]-[.H$1]" office:value-type="float" office:value="34.1290893015031" calcext:value-type="float">
            <text:p>34,13</text:p>
          </table:table-cell>
          <table:table-cell table:formula="of:=[.I$1]/[.I12]-[.I$1]" office:value-type="float" office:value="32.1142459073493" calcext:value-type="float">
            <text:p>32,11</text:p>
          </table:table-cell>
          <table:table-cell table:formula="of:=[.J$1]/[.J12]-[.J$1]" office:value-type="float" office:value="38.3949591469325" calcext:value-type="float">
            <text:p>38,39</text:p>
          </table:table-cell>
          <table:table-cell table:formula="of:=[.K$1]/[.K12]-[.K$1]" office:value-type="float" office:value="73.3360864477941" calcext:value-type="float">
            <text:p>73,3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formula="of:=[.D1]" office:value-type="float" office:value="10" calcext:value-type="float">
            <text:p>10</text:p>
          </table:table-cell>
          <table:table-cell table:style-name="Default" table:formula="of:=[.E1]" office:value-type="float" office:value="20" calcext:value-type="float">
            <text:p>20</text:p>
          </table:table-cell>
          <table:table-cell table:style-name="Default" table:formula="of:=[.F1]" office:value-type="float" office:value="50" calcext:value-type="float">
            <text:p>50</text:p>
          </table:table-cell>
          <table:table-cell table:style-name="Default" table:formula="of:=[.G1]" office:value-type="float" office:value="100" calcext:value-type="float">
            <text:p>100</text:p>
          </table:table-cell>
          <table:table-cell table:style-name="Default" table:formula="of:=[.H1]" office:value-type="float" office:value="150" calcext:value-type="float">
            <text:p>150</text:p>
          </table:table-cell>
          <table:table-cell table:style-name="Default" table:formula="of:=[.I1]" office:value-type="float" office:value="200" calcext:value-type="float">
            <text:p>200</text:p>
          </table:table-cell>
          <table:table-cell table:style-name="Default" table:formula="of:=[.J1]" office:value-type="float" office:value="250" calcext:value-type="float">
            <text:p>250</text:p>
          </table:table-cell>
          <table:table-cell table:style-name="Default" table:formula="of:=[.K1]" office:value-type="float" office:value="500" calcext:value-type="float">
            <text:p>500</text:p>
          </table:table-cell>
          <table:table-cell table:style-name="Default" table:formula="of:=[.L1]" office:value-type="float" office:value="750" calcext:value-type="float">
            <text:p>750</text:p>
          </table:table-cell>
          <table:table-cell table:formula="of:=[.M1]"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-1000</text:p>
          </table:table-cell>
          <table:table-cell table:style-name="ce9" table:formula="of:=[.D5]" office:value-type="float" office:value="2.83047619047619" calcext:value-type="float">
            <text:p>2,83</text:p>
          </table:table-cell>
          <table:table-cell table:formula="of:=[.E5]" office:value-type="float" office:value="5.66095238095238" calcext:value-type="float">
            <text:p>5,66</text:p>
          </table:table-cell>
          <table:table-cell table:formula="of:=[.F5]" office:value-type="float" office:value="14.152380952381" calcext:value-type="float">
            <text:p>14,15</text:p>
          </table:table-cell>
          <table:table-cell table:formula="of:=[.G5]" office:value-type="float" office:value="25.7889822595705" calcext:value-type="float">
            <text:p>25,79</text:p>
          </table:table-cell>
          <table:table-cell table:formula="of:=[.H5]" office:value-type="float" office:value="32.7124773960217" calcext:value-type="float">
            <text:p>32,71</text:p>
          </table:table-cell>
          <table:table-cell table:formula="of:=[.I5]" office:value-type="float" office:value="37.6014109347443" calcext:value-type="float">
            <text:p>37,60</text:p>
          </table:table-cell>
          <table:table-cell table:formula="of:=[.J5]" office:value-type="float" office:value="47.0017636684303" calcext:value-type="float">
            <text:p>47,00</text:p>
          </table:table-cell>
          <table:table-cell table:formula="of:=[.K5]" office:value-type="float" office:value="79.6901893287435" calcext:value-type="float">
            <text:p>79,69</text:p>
          </table:table-cell>
          <table:table-cell table:formula="of:=[.L5]" office:value-type="float" office:value="104.099746407439" calcext:value-type="float">
            <text:p>104,10</text:p>
          </table:table-cell>
          <table:table-cell table:style-name="ce9" table:formula="of:=[.M5]" office:value-type="float" office:value="142.857142857143" calcext:value-type="float">
            <text:p>142,8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2-500</text:p>
          </table:table-cell>
          <table:table-cell table:style-name="ce9" table:formula="of:=[.D10]" office:value-type="float" office:value="2.68251092401151" calcext:value-type="float">
            <text:p>2,68</text:p>
          </table:table-cell>
          <table:table-cell table:formula="of:=[.E10]" office:value-type="float" office:value="5.36502184802302" calcext:value-type="float">
            <text:p>5,37</text:p>
          </table:table-cell>
          <table:table-cell table:formula="of:=[.F10]" office:value-type="float" office:value="13.4125546200575" calcext:value-type="float">
            <text:p>13,41</text:p>
          </table:table-cell>
          <table:table-cell table:formula="of:=[.G10]" office:value-type="float" office:value="26.8251092401151" calcext:value-type="float">
            <text:p>26,83</text:p>
          </table:table-cell>
          <table:table-cell table:formula="of:=[.H10]" office:value-type="float" office:value="37.7987194517089" calcext:value-type="float">
            <text:p>37,80</text:p>
          </table:table-cell>
          <table:table-cell table:formula="of:=[.I10]" office:value-type="float" office:value="36.7402039148815" calcext:value-type="float">
            <text:p>36,74</text:p>
          </table:table-cell>
          <table:table-cell table:formula="of:=[.J10]" office:value-type="float" office:value="44.1425726352067" calcext:value-type="float">
            <text:p>44,14</text:p>
          </table:table-cell>
          <table:table-cell table:formula="of:=[.K10]" office:value-type="float" office:value="84.7624797298721" calcext:value-type="float">
            <text:p>84,76</text:p>
          </table:table-cell>
          <table:table-cell table:formula="of:=[.L10]" office:value-type="float" office:value="0" calcext:value-type="float">
            <text:p>0,00</text:p>
          </table:table-cell>
          <table:table-cell table:style-name="ce9" table:formula="of:=[.M10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6-500</text:p>
          </table:table-cell>
          <table:table-cell table:style-name="ce9" table:formula="of:=[.D13]" office:value-type="float" office:value="2.43469174503657" calcext:value-type="float">
            <text:p>2,43</text:p>
          </table:table-cell>
          <table:table-cell table:formula="of:=[.E13]" office:value-type="float" office:value="4.86938349007314" calcext:value-type="float">
            <text:p>4,87</text:p>
          </table:table-cell>
          <table:table-cell table:formula="of:=[.F13]" office:value-type="float" office:value="12.1734587251829" calcext:value-type="float">
            <text:p>12,17</text:p>
          </table:table-cell>
          <table:table-cell table:formula="of:=[.G13]" office:value-type="float" office:value="24.3469174503657" calcext:value-type="float">
            <text:p>24,35</text:p>
          </table:table-cell>
          <table:table-cell table:formula="of:=[.H13]" office:value-type="float" office:value="34.1290893015031" calcext:value-type="float">
            <text:p>34,13</text:p>
          </table:table-cell>
          <table:table-cell table:formula="of:=[.I13]" office:value-type="float" office:value="32.1142459073493" calcext:value-type="float">
            <text:p>32,11</text:p>
          </table:table-cell>
          <table:table-cell table:formula="of:=[.J13]" office:value-type="float" office:value="38.3949591469325" calcext:value-type="float">
            <text:p>38,39</text:p>
          </table:table-cell>
          <table:table-cell table:formula="of:=[.K13]" office:value-type="float" office:value="73.3360864477941" calcext:value-type="float">
            <text:p>73,34</text:p>
          </table:table-cell>
          <table:table-cell table:formula="of:=[.L13]" office:value-type="float" office:value="0" calcext:value-type="float">
            <text:p>0,00</text:p>
          </table:table-cell>
          <table:table-cell table:style-name="ce9" table:formula="of:=[.M13]" office:value-type="float" office:value="0" calcext:value-type="float">
            <text:p>0,0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8"/>
          <table:table-cell table:number-columns-repeated="2"/>
        </table:table-row>
        <table:table-row table:style-name="ro1">
          <table:table-cell table:number-columns-repeated="2"/>
          <table:table-cell table:number-columns-repeated="10" table:style-name="ce10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number-columns-repeated="2"/>
          <table:table-cell table:style-name="ce10" table:formula="of:=-([.C$16]/[.C17]-1)" office:value-type="percentage" office:value="-0.0551592409709216" calcext:value-type="percentage">
            <text:p>-6%</text:p>
          </table:table-cell>
          <table:table-cell table:style-name="ce10" table:formula="of:=-([.D$16]/[.D17]-1)" office:value-type="percentage" office:value="-0.0551592409709216" calcext:value-type="percentage">
            <text:p>-6%</text:p>
          </table:table-cell>
          <table:table-cell table:style-name="ce10" table:formula="of:=-([.E$16]/[.E17]-1)" office:value-type="percentage" office:value="-0.0551592409709216" calcext:value-type="percentage">
            <text:p>-6%</text:p>
          </table:table-cell>
          <table:table-cell table:style-name="ce10" table:formula="of:=-([.F$16]/[.F17]-1)" office:value-type="percentage" office:value="0.0386252660248308" calcext:value-type="percentage">
            <text:p>4%</text:p>
          </table:table-cell>
          <table:table-cell table:style-name="ce10" table:formula="of:=-([.G$16]/[.G17]-1)" office:value-type="percentage" office:value="0.134561226662329" calcext:value-type="percentage">
            <text:p>13%</text:p>
          </table:table-cell>
          <table:table-cell table:style-name="ce10" table:formula="of:=-([.H$16]/[.H17]-1)" office:value-type="percentage" office:value="-0.0234404529125094" calcext:value-type="percentage">
            <text:p>-2%</text:p>
          </table:table-cell>
          <table:table-cell table:style-name="ce10" table:formula="of:=-([.I$16]/[.I17]-1)" office:value-type="percentage" office:value="-0.0647717353687556" calcext:value-type="percentage">
            <text:p>-6%</text:p>
          </table:table-cell>
          <table:table-cell table:style-name="ce10" table:formula="of:=-([.J$16]/[.J17]-1)" office:value-type="percentage" office:value="0.0598412224051655" calcext:value-type="percentage">
            <text:p>6%</text:p>
          </table:table-cell>
          <table:table-cell table:style-name="ce10" table:number-columns-repeated="2"/>
          <table:table-cell/>
        </table:table-row>
        <table:table-row table:style-name="ro1">
          <table:table-cell table:number-columns-repeated="2"/>
          <table:table-cell table:style-name="ce10" table:formula="of:=-([.C$16]/[.C18]-1)" office:value-type="percentage" office:value="-0.162560392397302" calcext:value-type="percentage">
            <text:p>-16%</text:p>
          </table:table-cell>
          <table:table-cell table:style-name="ce10" table:formula="of:=-([.D$16]/[.D18]-1)" office:value-type="percentage" office:value="-0.162560392397302" calcext:value-type="percentage">
            <text:p>-16%</text:p>
          </table:table-cell>
          <table:table-cell table:style-name="ce10" table:formula="of:=-([.E$16]/[.E18]-1)" office:value-type="percentage" office:value="-0.162560392397302" calcext:value-type="percentage">
            <text:p>-16%</text:p>
          </table:table-cell>
          <table:table-cell table:style-name="ce10" table:formula="of:=-([.F$16]/[.F18]-1)" office:value-type="percentage" office:value="-0.0592298722063938" calcext:value-type="percentage">
            <text:p>-6%</text:p>
          </table:table-cell>
          <table:table-cell table:style-name="ce10" table:formula="of:=-([.G$16]/[.G18]-1)" office:value-type="percentage" office:value="0.0415074628264103" calcext:value-type="percentage">
            <text:p>4%</text:p>
          </table:table-cell>
          <table:table-cell table:style-name="ce10" table:formula="of:=-([.H$16]/[.H18]-1)" office:value-type="percentage" office:value="-0.170863891471268" calcext:value-type="percentage">
            <text:p>-17%</text:p>
          </table:table-cell>
          <table:table-cell table:style-name="ce10" table:formula="of:=-([.I$16]/[.I18]-1)" office:value-type="percentage" office:value="-0.224164961045034" calcext:value-type="percentage">
            <text:p>-22%</text:p>
          </table:table-cell>
          <table:table-cell table:style-name="ce10" table:formula="of:=-([.J$16]/[.J18]-1)" office:value-type="percentage" office:value="-0.0866436046525709" calcext:value-type="percentage">
            <text:p>-9%</text:p>
          </table:table-cell>
          <table:table-cell table:style-name="ce10" table:number-columns-repeated="2"/>
          <table:table-cell/>
        </table:table-row>
      </table:table>
      <table:table table:name="Tabelle1" table:style-name="ta1">
        <table:table-column table:style-name="co9" table:default-cell-style-name="Default"/>
        <table:table-column table:style-name="co3" table:default-cell-style-name="Default"/>
        <table:table-column table:style-name="co10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Z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office:value-type="float" office:value="0.9" calcext:value-type="float">
            <text:p>0,9</text:p>
          </table:table-cell>
          <table:table-cell table:style-name="ce2" table:formula="of:=[.D$1]*[.$C2]" office:value-type="float" office:value="1.8" calcext:value-type="float">
            <text:p>1,8</text:p>
          </table:table-cell>
          <table:table-cell table:style-name="ce2" table:formula="of:=[.E$1]*[.$C2]" office:value-type="float" office:value="2.7" calcext:value-type="float">
            <text:p>2,7</text:p>
          </table:table-cell>
          <table:table-cell table:style-name="ce2" table:formula="of:=[.F$1]*[.$C2]" office:value-type="float" office:value="3.6" calcext:value-type="float">
            <text:p>3,6</text:p>
          </table:table-cell>
          <table:table-cell table:style-name="ce2" table:formula="of:=[.G$1]*[.$C2]" office:value-type="float" office:value="4.5" calcext:value-type="float">
            <text:p>4,5</text:p>
          </table:table-cell>
          <table:table-cell table:style-name="ce2" table:formula="of:=[.H$1]*[.$C2]" office:value-type="float" office:value="5.4" calcext:value-type="float">
            <text:p>5,4</text:p>
          </table:table-cell>
          <table:table-cell table:style-name="ce2" table:formula="of:=[.I$1]*[.$C2]" office:value-type="float" office:value="6.3" calcext:value-type="float">
            <text:p>6,3</text:p>
          </table:table-cell>
          <table:table-cell table:style-name="ce2" table:formula="of:=[.J$1]*[.$C2]" office:value-type="float" office:value="7.2" calcext:value-type="float">
            <text:p>7,2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ce1" office:value-type="float" office:value="1.2" calcext:value-type="float">
            <text:p>1,2</text:p>
          </table:table-cell>
          <table:table-cell table:style-name="ce3" table:formula="of:=[.D$1]*[.$C3]" office:value-type="float" office:value="2.4" calcext:value-type="float">
            <text:p>2,4</text:p>
          </table:table-cell>
          <table:table-cell table:style-name="ce3" table:formula="of:=[.E$1]*[.$C3]" office:value-type="float" office:value="3.6" calcext:value-type="float">
            <text:p>3,6</text:p>
          </table:table-cell>
          <table:table-cell table:style-name="ce3" table:formula="of:=[.F$1]*[.$C3]" office:value-type="float" office:value="4.8" calcext:value-type="float">
            <text:p>4,8</text:p>
          </table:table-cell>
          <table:table-cell table:style-name="ce3" table:formula="of:=[.G$1]*[.$C3]" office:value-type="float" office:value="6" calcext:value-type="float">
            <text:p>6</text:p>
          </table:table-cell>
          <table:table-cell table:style-name="ce3" table:formula="of:=[.H$1]*[.$C3]" office:value-type="float" office:value="7.2" calcext:value-type="float">
            <text:p>7,2</text:p>
          </table:table-cell>
          <table:table-cell table:style-name="ce3" table:formula="of:=[.I$1]*[.$C3]" office:value-type="float" office:value="8.4" calcext:value-type="float">
            <text:p>8,4</text:p>
          </table:table-cell>
          <table:table-cell table:style-name="ce3" table:formula="of:=[.J$1]*[.$C3]" office:value-type="float" office:value="9.6" calcext:value-type="float">
            <text:p>9,6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1" office:value-type="float" office:value="1.42" calcext:value-type="float">
            <text:p>1,42</text:p>
          </table:table-cell>
          <table:table-cell table:style-name="ce3" table:formula="of:=[.D$1]*[.$C4]" office:value-type="float" office:value="2.84" calcext:value-type="float">
            <text:p>2,84</text:p>
          </table:table-cell>
          <table:table-cell table:style-name="ce3" table:formula="of:=[.E$1]*[.$C4]" office:value-type="float" office:value="4.26" calcext:value-type="float">
            <text:p>4,26</text:p>
          </table:table-cell>
          <table:table-cell table:style-name="ce3" table:formula="of:=[.F$1]*[.$C4]" office:value-type="float" office:value="5.68" calcext:value-type="float">
            <text:p>5,68</text:p>
          </table:table-cell>
          <table:table-cell table:style-name="ce3" table:formula="of:=[.G$1]*[.$C4]" office:value-type="float" office:value="7.1" calcext:value-type="float">
            <text:p>7,1</text:p>
          </table:table-cell>
          <table:table-cell table:style-name="ce3" table:formula="of:=[.H$1]*[.$C4]" office:value-type="float" office:value="8.52" calcext:value-type="float">
            <text:p>8,52</text:p>
          </table:table-cell>
          <table:table-cell table:style-name="ce3" table:formula="of:=[.I$1]*[.$C4]" office:value-type="float" office:value="9.94" calcext:value-type="float">
            <text:p>9,94</text:p>
          </table:table-cell>
          <table:table-cell table:style-name="ce3" table:formula="of:=[.J$1]*[.$C4]" office:value-type="float" office:value="11.36" calcext:value-type="float">
            <text:p>11,36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DC/DC Conv</text:p>
          </table:table-cell>
          <table:table-cell table:style-name="ce1" office:value-type="string" calcext:value-type="string">
            <text:p>CUI VX7803-500</text:p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office:value-type="string" calcext:value-type="string">
            <text:p>mAh</text:p>
          </table:table-cell>
          <table:table-cell/>
        </table:table-row>
        <table:table-row table:style-name="ro1">
          <table:table-cell office:value-type="string" calcext:value-type="string">
            <text:p>NiMH Battery Pack Charge Controller</text:p>
          </table:table-cell>
          <table:table-cell table:style-name="ce1" office:value-type="string" calcext:value-type="string">
            <text:p>MAXIM DS2715</text:p>
          </table:table-cell>
          <table:table-cell table:number-columns-repeated="5"/>
          <table:table-cell table:formula="of:=[.H3]*[.H7]/1000" office:value-type="float" office:value="14.4" calcext:value-type="float">
            <text:p>14,4</text:p>
          </table:table-cell>
          <table:table-cell office:value-type="string" calcext:value-type="string">
            <text:p>Wh</text:p>
          </table:table-cell>
          <table:table-cell/>
        </table:table-row>
        <table:table-row table:style-name="ro1">
          <table:table-cell office:value-type="string" calcext:value-type="string">
            <text:p>Undervoltage protection</text:p>
          </table:table-cell>
          <table:table-cell office:value-type="string" calcext:value-type="string">
            <text:p><text:a xlink:href="https://www.mikrocontroller.net/topic/273632" xlink:type="simple">https://www.mikrocontroller.net/topic/273632</text:a></text:p>
          </table:table-cell>
          <table:table-cell table:number-columns-repeated="5"/>
          <table:table-cell table:formula="of:=[.H8]/24" office:value-type="float" office:value="0.6" calcext:value-type="float">
            <text:p>0,6</text:p>
          </table:table-cell>
          <table:table-cell office:value-type="string" calcext:value-type="string">
            <text:p>Wh</text:p>
          </table:table-cell>
          <table:table-cell/>
        </table:table-row>
        <table:table-row table:style-name="ro1">
          <table:table-cell office:value-type="string" calcext:value-type="string">
            <text:p>NiMH längere Haltbarkeit, kaum Memory Effekt, mögen keine Erhaltungsladu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b einfacher zu laden, mögen Erhaltungsladung, lagerung am besten Vo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-Ion hohe Energiedichte, lange Haltbarkeit, teuer, kein Memory Effekt, lagerung am besten bei 60%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Z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style-name="ce2" office:value-type="float" office:value="1.75" calcext:value-type="float">
            <text:p>1,75</text:p>
          </table:table-cell>
          <table:table-cell table:style-name="ce2" table:formula="of:=[.D$1]*[.$C15]" office:value-type="float" office:value="3.5" calcext:value-type="float">
            <text:p>3,5</text:p>
          </table:table-cell>
          <table:table-cell table:style-name="ce2" table:formula="of:=[.E$1]*[.$C15]" office:value-type="float" office:value="5.25" calcext:value-type="float">
            <text:p>5,25</text:p>
          </table:table-cell>
          <table:table-cell table:style-name="ce2" table:formula="of:=[.F$1]*[.$C15]" office:value-type="float" office:value="7" calcext:value-type="float">
            <text:p>7</text:p>
          </table:table-cell>
          <table:table-cell table:style-name="ce2" table:formula="of:=[.G$1]*[.$C15]" office:value-type="float" office:value="8.75" calcext:value-type="float">
            <text:p>8,75</text:p>
          </table:table-cell>
          <table:table-cell table:style-name="ce2" table:formula="of:=[.H$1]*[.$C15]" office:value-type="float" office:value="10.5" calcext:value-type="float">
            <text:p>10,5</text:p>
          </table:table-cell>
          <table:table-cell table:style-name="ce2" table:formula="of:=[.I$1]*[.$C15]" office:value-type="float" office:value="12.25" calcext:value-type="float">
            <text:p>12,25</text:p>
          </table:table-cell>
          <table:table-cell table:style-name="ce2" table:formula="of:=[.J$1]*[.$C15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Avg</text:p>
          </table:table-cell>
          <table:table-cell table:style-name="ce1" office:value-type="float" office:value="2" calcext:value-type="float">
            <text:p>2</text:p>
          </table:table-cell>
          <table:table-cell table:style-name="ce3" table:formula="of:=[.D$1]*[.$C16]" office:value-type="float" office:value="4" calcext:value-type="float">
            <text:p>4</text:p>
          </table:table-cell>
          <table:table-cell table:style-name="ce3" table:formula="of:=[.E$1]*[.$C16]" office:value-type="float" office:value="6" calcext:value-type="float">
            <text:p>6</text:p>
          </table:table-cell>
          <table:table-cell table:style-name="ce3" table:formula="of:=[.F$1]*[.$C16]" office:value-type="float" office:value="8" calcext:value-type="float">
            <text:p>8</text:p>
          </table:table-cell>
          <table:table-cell table:style-name="ce3" table:formula="of:=[.G$1]*[.$C16]" office:value-type="float" office:value="10" calcext:value-type="float">
            <text:p>10</text:p>
          </table:table-cell>
          <table:table-cell table:style-name="ce3" table:formula="of:=[.H$1]*[.$C16]" office:value-type="float" office:value="12" calcext:value-type="float">
            <text:p>12</text:p>
          </table:table-cell>
          <table:table-cell table:style-name="ce3" table:formula="of:=[.I$1]*[.$C16]" office:value-type="float" office:value="14" calcext:value-type="float">
            <text:p>14</text:p>
          </table:table-cell>
          <table:table-cell table:style-name="ce3" table:formula="of:=[.J$1]*[.$C16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ce1" office:value-type="float" office:value="2.4" calcext:value-type="float">
            <text:p>2,4</text:p>
          </table:table-cell>
          <table:table-cell table:style-name="ce3" table:formula="of:=[.D$1]*[.$C17]" office:value-type="float" office:value="4.8" calcext:value-type="float">
            <text:p>4,8</text:p>
          </table:table-cell>
          <table:table-cell table:style-name="ce3" table:formula="of:=[.E$1]*[.$C17]" office:value-type="float" office:value="7.2" calcext:value-type="float">
            <text:p>7,2</text:p>
          </table:table-cell>
          <table:table-cell table:style-name="ce3" table:formula="of:=[.F$1]*[.$C17]" office:value-type="float" office:value="9.6" calcext:value-type="float">
            <text:p>9,6</text:p>
          </table:table-cell>
          <table:table-cell table:style-name="ce3" table:formula="of:=[.G$1]*[.$C17]" office:value-type="float" office:value="12" calcext:value-type="float">
            <text:p>12</text:p>
          </table:table-cell>
          <table:table-cell table:style-name="ce3" table:formula="of:=[.H$1]*[.$C17]" office:value-type="float" office:value="14.4" calcext:value-type="float">
            <text:p>14,4</text:p>
          </table:table-cell>
          <table:table-cell table:style-name="ce3" table:formula="of:=[.I$1]*[.$C17]" office:value-type="float" office:value="16.8" calcext:value-type="float">
            <text:p>16,8</text:p>
          </table:table-cell>
          <table:table-cell table:style-name="ce3" table:formula="of:=[.J$1]*[.$C17]" office:value-type="float" office:value="19.2" calcext:value-type="float">
            <text:p>19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percentage-style style:name="N108">
      <number:number number:decimal-places="1" loext:min-decimal-places="1" number:min-integer-digits="1"/>
      <number:text>%</number:text>
    </number:percentage-style>
    <number:number-style style:name="N109">
      <number:number number:decimal-places="13" loext:min-decimal-places="13" number:min-integer-digits="1"/>
    </number:number-style>
    <number:number-style style:name="N110">
      <number:number number:decimal-places="12" loext:min-decimal-places="12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0" loext:min-decimal-places="0" number:min-integer-digits="1"/>
      <number:text>%</number:text>
    </number:percentage-style>
    <number:percentage-style style:name="N122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5">00.00.0000</text:date>, <text:time style:data-style-name="N2" text:time-value="03:01:17.06295847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5:40:30.050833312</meta:creation-date>
    <dc:date>2017-11-15T02:27:23.783267447</dc:date>
    <meta:editing-duration>P2DT1H8M56S</meta:editing-duration>
    <meta:editing-cycles>29</meta:editing-cycles>
    <meta:generator>LibreOffice/5.4.1.2$Linux_X86_64 LibreOffice_project/40m0$Build-2</meta:generator>
    <meta:document-statistic meta:table-count="4" meta:cell-count="356" meta:object-count="0"/>
  </office:meta>
</office:document-meta>
</file>